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A1] + [.B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 [.A2] + [.B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 [.A3] + [.B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 [.A4] + [.B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 [.A5] + [.B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 [.A6] + [.B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[.A7] + [.B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 [.A8] + [.B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 [.A9] + [.B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 [.A10] + [.B1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 [.A11] + [.B1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 [.A12] + [.B1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 [.A13] + [.B1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 [.A14] + [.B1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 [.A15] + [.B1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 [.A16] + [.B1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 [.A17] + [.B1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 [.A18] + [.B1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 [.A19] + [.B1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 [.A20] + [.B2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 [.A21] + [.B2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 [.A22] + [.B2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 [.A23] + [.B23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 [.A24] + [.B24]"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6:58:36.236149985</meta:creation-date>
    <dc:date>2022-10-08T17:02:30.417440736</dc:date>
    <meta:editing-duration>PT3M55S</meta:editing-duration>
    <meta:editing-cycles>1</meta:editing-cycles>
    <meta:document-statistic meta:table-count="1" meta:cell-count="72" meta:object-count="0"/>
    <meta:generator>LibreOffice/7.3.6.2$Linux_X86_64 LibreOffice_project/30$Build-2</meta:generator>
  </office:meta>
</office:document-meta>
</file>